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4cm" fo:min-width="0.068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3cm" fo:min-width="0.069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8" style:family="graphic" style:parent-style-name="standard">
      <style:graphic-properties svg:stroke-width="0.035cm" svg:stroke-color="#00a65d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982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64cm"/>
    </style:style>
    <style:style style:name="gr14" style:family="graphic" style:parent-style-name="objectwithoutfill">
      <style:graphic-properties svg:stroke-width="0.081cm" svg:stroke-color="#3465a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5c2d91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svg:stroke-color="#00a65d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svg:stroke-color="#ed1c2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stroke="none" svg:stroke-color="#000000" draw:fill="none" draw:fill-color="#ffffff" fo:min-height="2.11cm"/>
    </style:style>
    <style:style style:name="gr21" style:family="graphic" style:parent-style-name="standard">
      <style:graphic-properties draw:stroke="none" svg:stroke-color="#000000" draw:fill="none" draw:fill-color="#ffffff" fo:min-height="1.56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024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fo:min-height="1.575cm"/>
    </style:style>
    <style:style style:name="gr28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00a65d" fo:font-weight="bold" fo:background-color="transparent"/>
    </style:style>
    <style:style style:name="P6" style:family="paragraph">
      <loext:graphic-properties draw:fill="none" draw:fill-color="#ffffff"/>
      <style:text-properties fo:color="#3465a4" fo:font-size="18pt" fo:font-weight="bold" fo:background-color="transparent" style:font-size-asian="18pt" style:font-size-complex="18pt"/>
    </style:style>
    <style:style style:name="P7" style:family="paragraph">
      <loext:graphic-properties draw:fill="none" draw:fill-color="#ffffff"/>
      <style:text-properties fo:color="#5c2d91" fo:font-size="18pt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text-properties fo:color="#00a65d" fo:font-size="18pt" fo:font-weight="bold" fo:background-color="transparent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="none" draw:fill-color="#ffffff"/>
      <style:text-properties fo:color="#00a65d" fo:font-size="18pt" fo:font-weight="bold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color="#000000" fo:font-size="18pt"/>
    </style:style>
    <style:style style:name="P12" style:family="paragraph">
      <loext:graphic-properties draw:fill="none" draw:fill-color="#ffffff"/>
      <style:text-properties fo:font-size="18pt" fo:font-weight="bold"/>
    </style:style>
    <style:style style:name="P13" style:family="paragraph">
      <loext:graphic-properties draw:fill="none" draw:fill-color="#ffffff"/>
      <style:text-properties fo:color="#ce181e" fo:font-size="1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color="#00a65d" fo:font-size="12pt" fo:background-color="transparent" style:font-size-asian="12pt" style:font-size-complex="12pt"/>
    </style:style>
    <style:style style:name="T3" style:family="text">
      <style:text-properties fo:color="#00a65d" style:text-position="-33% 58%" fo:font-size="12pt" fo:background-color="transparent" style:font-size-asian="12pt" style:font-size-complex="12pt"/>
    </style:style>
    <style:style style:name="T4" style:family="text">
      <style:text-properties fo:color="#00a65d" style:text-position="0% 100%" fo:font-size="12pt" fo:background-color="transparent" style:font-size-asian="12pt" style:font-size-complex="12pt"/>
    </style:style>
    <style:style style:name="T5" style:family="text">
      <style:text-properties fo:color="#3465a4" fo:font-size="18pt" fo:background-color="transparent" style:font-size-asian="18pt" style:font-size-complex="18pt"/>
    </style:style>
    <style:style style:name="T6" style:family="text">
      <style:text-properties fo:color="#3465a4" style:text-position="-33% 58%" fo:font-size="18pt" fo:background-color="transparent" style:font-size-asian="18pt" style:font-size-complex="18pt"/>
    </style:style>
    <style:style style:name="T7" style:family="text">
      <style:text-properties fo:color="#5c2d91" fo:font-size="18pt" fo:background-color="transparent" style:font-size-asian="18pt" style:font-size-complex="18pt"/>
    </style:style>
    <style:style style:name="T8" style:family="text">
      <style:text-properties fo:color="#5c2d91" style:text-position="-33% 58%" fo:font-size="18pt" fo:background-color="transparent" style:font-size-asian="18pt" style:font-size-complex="18pt"/>
    </style:style>
    <style:style style:name="T9" style:family="text">
      <style:text-properties fo:color="#5c2d91" style:text-position="33% 58%" fo:font-size="18pt" fo:background-color="transparent" style:font-size-asian="18pt" style:font-size-complex="18pt"/>
    </style:style>
    <style:style style:name="T10" style:family="text">
      <style:text-properties fo:color="#ce181e"/>
    </style:style>
    <style:style style:name="T11" style:family="text">
      <style:text-properties fo:color="#ce181e" style:text-position="-33% 58%"/>
    </style:style>
    <style:style style:name="T12" style:family="text">
      <style:text-properties fo:color="#00a65d" fo:font-size="18pt" fo:background-color="transparent" style:font-size-asian="18pt" style:font-size-complex="18pt"/>
    </style:style>
    <style:style style:name="T13" style:family="text">
      <style:text-properties fo:color="#000000" fo:font-size="18pt"/>
    </style:style>
    <style:style style:name="T14" style:family="text">
      <style:text-properties fo:font-size="18pt" fo:font-weight="bold"/>
    </style:style>
    <style:style style:name="T15" style:family="text">
      <style:text-properties fo:color="#ce181e" fo:font-size="18pt"/>
    </style:style>
    <style:style style:name="T16" style:family="text">
      <style:text-properties fo:color="#ce181e" style:text-position="-33% 58%" fo:font-size="18pt"/>
    </style:style>
    <style:style style:name="T17" style:family="text">
      <style:text-properties fo:color="#00a65d" style:text-position="33% 58%" fo:font-size="12pt" fo:background-color="transparent" style:font-size-asian="12pt" style:font-size-complex="12pt"/>
    </style:style>
    <style:style style:name="T18" style:family="text">
      <style:text-properties style:text-position="-33% 58%"/>
    </style:style>
    <style:style style:name="T1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18cm" svg:height="1.182cm" svg:x="3.54cm" svg:y="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275cm" svg:y1="5.94cm" svg:x2="7.397cm" svg:y2="3.184cm">
          <text:p/>
        </draw:line>
        <draw:line draw:style-name="gr3" draw:text-style-name="P2" draw:layer="layout" svg:x1="4.275cm" svg:y1="6.728cm" svg:x2="7.397cm" svg:y2="9.484cm">
          <text:p/>
        </draw:line>
        <draw:line draw:style-name="gr3" draw:text-style-name="P2" draw:layer="layout" svg:x1="8.315cm" svg:y1="2.988cm" svg:x2="12.171cm" svg:y2="3.382cm">
          <text:p/>
        </draw:line>
        <draw:line draw:style-name="gr3" draw:text-style-name="P2" draw:layer="layout" svg:x1="8.315cm" svg:y1="9.681cm" svg:x2="12.171cm" svg:y2="9.287cm">
          <text:p/>
        </draw:line>
        <draw:line draw:style-name="gr3" draw:text-style-name="P2" draw:layer="layout" svg:x1="13.273cm" svg:y1="9.141cm" svg:x2="17.129cm" svg:y2="8.747cm">
          <text:p/>
        </draw:line>
        <draw:ellipse draw:style-name="gr4" draw:text-style-name="P3" draw:layer="layout" svg:width="1.102cm" svg:height="1.062cm" draw:transform="rotate (0.0570722665402146) translate (12.142cm 8.733cm)" draw:kind="arc" draw:start-angle="184.32" draw:end-angle="6.36">
          <text:p/>
        </draw:ellipse>
        <draw:line draw:style-name="gr3" draw:text-style-name="P2" draw:layer="layout" svg:x1="13.273cm" svg:y1="3.527cm" svg:x2="17.129cm" svg:y2="3.921cm">
          <text:p/>
        </draw:line>
        <draw:ellipse draw:style-name="gr4" draw:text-style-name="P3" draw:layer="layout" svg:width="1.102cm" svg:height="1.062cm" draw:transform="rotate (3.08434585412438) translate (13.242cm 3.998cm)" draw:kind="arc" draw:start-angle="173.75" draw:end-angle="355.63">
          <text:p/>
        </draw:ellips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8.112cm" svg:y="1.762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3.192cm" svg:y="2.143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5.986cm" svg:y="2.778cm">
          <draw:text-box>
            <text:p><text:span text:style-name="T1">D</text:span></text:p>
          </draw:text-box>
        </draw:fram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6" draw:text-style-name="P4" draw:layer="layout" svg:width="1.651cm" svg:height="1.657cm" svg:x="8.239cm" svg:y="9.763cm">
          <draw:text-box>
            <text:p><text:span text:style-name="T1">B`</text:span></text:p>
          </draw:text-box>
        </draw:frame>
        <draw:frame draw:style-name="gr6" draw:text-style-name="P4" draw:layer="layout" svg:width="1.651cm" svg:height="1.657cm" svg:x="13.192cm" svg:y="9.503cm">
          <draw:text-box>
            <text:p><text:span text:style-name="T1">C`</text:span></text:p>
          </draw:text-box>
        </draw:frame>
        <draw:frame draw:style-name="gr6" draw:text-style-name="P4" draw:layer="layout" svg:width="1.651cm" svg:height="1.657cm" svg:x="16.113cm" svg:y="9.001cm">
          <draw:text-box>
            <text:p><text:span text:style-name="T1">D`</text:span></text:p>
          </draw:text-box>
        </draw:frame>
        <draw:line draw:style-name="gr7" draw:text-style-name="P2" draw:layer="layout" svg:x1="3.032cm" svg:y1="6.334cm" svg:x2="18.526cm" svg:y2="6.334cm">
          <text:p/>
        </draw:line>
        <draw:circle draw:style-name="gr8" draw:text-style-name="P3" draw:layer="layout" svg:width="2.667cm" svg:height="2.667cm" svg:x="2.622cm" svg:y="5.014cm" draw:kind="arc" draw:start-angle="1.4" draw:end-angle="42.62">
          <text:p/>
        </draw:circle>
        <draw:frame draw:style-name="gr9" draw:text-style-name="P5" draw:layer="layout" svg:width="1.778cm" svg:height="2.232cm" svg:x="5.064cm" svg:y="5.318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0" draw:text-style-name="P2" draw:layer="layout" svg:x1="12.684cm" svg:y1="2.905cm" svg:x2="12.684cm" svg:y2="4.81cm">
          <text:p/>
        </draw:line>
        <draw:ellipse draw:style-name="gr8" draw:text-style-name="P3" draw:layer="layout" svg:width="4.291cm" svg:height="4.356cm" draw:transform="skewX (-0.0130899693899575) rotate (1.21527275816365) translate (10.668cm 3.569cm)" draw:kind="arc" draw:start-angle="138.12" draw:end-angle="180.16">
          <text:p/>
        </draw:ellipse>
        <draw:frame draw:style-name="gr9" draw:text-style-name="P5" draw:layer="layout" svg:width="1.778cm" svg:height="2.232cm" svg:x="11.033cm" svg:y="3.721cm">
          <draw:text-box>
            <text:p><text:span text:style-name="T2">φ</text:span><text:span text:style-name="T3">2</text:span><text:span text:style-name="T4">(t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1" draw:text-style-name="P2" draw:layer="layout" svg:x1="5.064cm" svg:y1="8.493cm" svg:x2="7.477cm" svg:y2="8.493cm">
          <text:p/>
        </draw:line>
        <draw:line draw:style-name="gr12" draw:text-style-name="P2" draw:layer="layout" svg:x1="5.064cm" svg:y1="9.001cm" svg:x2="7.477cm" svg:y2="9.001cm">
          <text:p/>
        </draw:line>
        <draw:frame draw:style-name="gr13" draw:text-style-name="P6" draw:layer="layout" svg:width="1.778cm" svg:height="1.114cm" svg:x="5.572cm" svg:y="7.513cm">
          <draw:text-box>
            <text:p><text:span text:style-name="T5">v</text:span><text:span text:style-name="T6">A</text:span></text:p>
          </draw:text-box>
        </draw:frame>
        <draw:frame draw:style-name="gr13" draw:text-style-name="P7" draw:layer="layout" svg:width="1.778cm" svg:height="1.114cm" svg:x="5.572cm" svg:y="8.91cm">
          <draw:text-box>
            <text:p><text:span text:style-name="T7">a</text:span><text:span text:style-name="T8">A</text:span></text:p>
          </draw:text-box>
        </draw:frame>
        <draw:line draw:style-name="gr14" draw:text-style-name="P2" draw:layer="layout" svg:x1="5.827cm" svg:y1="7.731cm" svg:x2="6.208cm" svg:y2="7.731cm">
          <text:p/>
        </draw:line>
        <draw:line draw:style-name="gr15" draw:text-style-name="P2" draw:layer="layout" svg:x1="5.826cm" svg:y1="9.128cm" svg:x2="6.207cm" svg:y2="9.128cm">
          <text:p/>
        </draw:line>
        <draw:line draw:style-name="gr12" draw:text-style-name="P2" draw:layer="layout" svg:x1="11.922cm" svg:y1="5.318cm" svg:x2="10.398cm" svg:y2="6.715cm">
          <text:p/>
        </draw:line>
        <draw:line draw:style-name="gr12" draw:text-style-name="P2" draw:layer="layout" svg:x1="11.922cm" svg:y1="5.318cm" svg:x2="10.398cm" svg:y2="3.921cm">
          <text:p/>
        </draw:line>
        <draw:line draw:style-name="gr11" draw:text-style-name="P2" draw:layer="layout" svg:x1="12.176cm" svg:y1="5.064cm" svg:x2="10.652cm" svg:y2="3.667cm">
          <text:p/>
        </draw:line>
        <draw:frame draw:style-name="gr13" draw:text-style-name="P6" draw:layer="layout" svg:width="1.778cm" svg:height="1.114cm" svg:x="11.16cm" svg:y="3.195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11.414cm" svg:y1="3.413cm" svg:x2="11.795cm" svg:y2="3.413cm">
          <text:p/>
        </draw:line>
        <draw:frame draw:style-name="gr13" draw:text-style-name="P7" draw:layer="layout" svg:width="1.778cm" svg:height="1.114cm" svg:x="9.636cm" svg:y="4.211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11.033cm" svg:y="6.207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9.89cm" svg:y1="4.302cm" svg:x2="10.271cm" svg:y2="4.302cm">
          <text:p/>
        </draw:line>
        <draw:line draw:style-name="gr15" draw:text-style-name="P2" draw:layer="layout" svg:x1="11.287cm" svg:y1="6.334cm" svg:x2="11.668cm" svg:y2="6.334cm">
          <text:p/>
        </draw:line>
      </draw:page>
      <draw:page draw:name="page3" draw:style-name="dp1" draw:master-page-name="Default">
        <draw:custom-shape draw:style-name="gr2" draw:text-style-name="P1" draw:layer="layout" svg:width="0.919cm" svg:height="1.181cm" svg:x="5.953cm" svg:y="5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1cm" svg:x2="10.728cm" svg:y2="6.304cm">
          <text:p/>
        </draw:line>
        <draw:line draw:style-name="gr3" draw:text-style-name="P2" draw:layer="layout" svg:x1="11.83cm" svg:y1="6.449cm" svg:x2="15.686cm" svg:y2="6.843cm">
          <text:p/>
        </draw:line>
        <draw:ellipse draw:style-name="gr4" draw:text-style-name="P3" draw:layer="layout" svg:width="1.102cm" svg:height="1.062cm" draw:transform="rotate (3.08434585412438) translate (11.799cm 6.92cm)" draw:kind="arc" draw:start-angle="173.75" draw:end-angle="355.63">
          <text:p/>
        </draw:ellipse>
        <draw:frame draw:style-name="gr5" draw:text-style-name="P4" draw:layer="layout" svg:width="0.762cm" svg:height="0.962cm" svg:x="6.669cm" svg:y="4.684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1.749cm" svg:y="5.065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4.543cm" svg:y="5.7cm">
          <draw:text-box>
            <text:p><text:span text:style-name="T1">D</text:span></text:p>
          </draw:text-box>
        </draw:frame>
        <draw:line draw:style-name="gr12" draw:text-style-name="P2" draw:layer="layout" svg:x1="6.207cm" svg:y1="6.715cm" svg:x2="8.874cm" svg:y2="6.969cm">
          <text:p/>
        </draw:line>
        <draw:line draw:style-name="gr11" draw:text-style-name="P2" draw:layer="layout" svg:x1="6.461cm" svg:y1="5.318cm" svg:x2="6.588cm" svg:y2="2.905cm">
          <text:p/>
        </draw:line>
        <draw:frame draw:style-name="gr13" draw:text-style-name="P6" draw:layer="layout" svg:width="1.778cm" svg:height="1.114cm" svg:x="6.969cm" svg:y="3.286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7.223cm" svg:y1="3.504cm" svg:x2="7.604cm" svg:y2="3.504cm">
          <text:p/>
        </draw:line>
        <draw:frame draw:style-name="gr13" draw:text-style-name="P7" draw:layer="layout" svg:width="1.778cm" svg:height="1.114cm" svg:x="4.556cm" svg:y="3.286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7.096cm" svg:y="7.132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4.81cm" svg:y1="3.377cm" svg:x2="5.191cm" svg:y2="3.377cm">
          <text:p/>
        </draw:line>
        <draw:line draw:style-name="gr15" draw:text-style-name="P2" draw:layer="layout" svg:x1="7.35cm" svg:y1="7.259cm" svg:x2="7.731cm" svg:y2="7.259cm">
          <text:p/>
        </draw:line>
        <draw:line draw:style-name="gr10" draw:text-style-name="P2" draw:layer="layout" svg:x1="11.297cm" svg:y1="6.207cm" svg:x2="11.297cm" svg:y2="8.112cm">
          <text:p/>
        </draw:line>
        <draw:ellipse draw:style-name="gr8" draw:text-style-name="P3" draw:layer="layout" svg:width="4.291cm" svg:height="4.356cm" draw:transform="skewX (-0.0130899693899575) rotate (1.21527275816365) translate (9.24cm 6.605cm)" draw:kind="arc" draw:start-angle="138.12" draw:end-angle="180.16">
          <text:p/>
        </draw:ellipse>
        <draw:frame draw:style-name="gr9" draw:text-style-name="P8" draw:layer="layout" svg:width="1.778cm" svg:height="2.232cm" svg:x="9.39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2" draw:text-style-name="P2" draw:layer="layout" svg:x1="5.953cm" svg:y1="5.318cm" svg:x2="6.08cm" svg:y2="2.905cm">
          <text:p/>
        </draw:line>
      </draw:page>
      <draw:page draw:name="page4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5" draw:text-style-name="P10" draw:layer="layout" svg:width="1.778cm" svg:height="0.96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2.921cm" svg:height="2.36cm" svg:x="5.573cm" svg:y="8.936cm">
          <draw:text-box>
            <text:p><text:span text:style-name="T13">Static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2.921cm" svg:height="2.36cm" svg:x="5.572cm" svg:y="8.936cm">
          <draw:text-box>
            <text:p><text:span text:style-name="T13">Static</text:span></text:p>
          </draw:text-box>
        </draw:frame>
        <draw:frame draw:style-name="gr9" draw:text-style-name="P8" draw:layer="layout" svg:width="1.778cm" svg:height="2.232cm" svg:x="9.38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</draw:page>
      <draw:page draw:name="page6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9" draw:text-style-name="P10" draw:layer="layout" svg:width="1.778cm" svg:height="2.23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3.174cm" svg:height="2.36cm" svg:x="5.573cm" svg:y="8.936cm">
          <draw:text-box>
            <text:p><text:span text:style-name="T13">Dynamic</text:span></text:p>
          </draw:text-box>
        </draw:frame>
        <draw:frame draw:style-name="gr13" draw:text-style-name="P13" draw:layer="layout" svg:width="1.143cm" svg:height="1.114cm" svg:x="12.049cm" svg:y="6.588cm">
          <draw:text-box>
            <text:p><text:span text:style-name="T15">B</text:span><text:span text:style-name="T16">x</text:span></text:p>
          </draw:text-box>
        </draw:frame>
        <draw:line draw:style-name="gr19" draw:text-style-name="P2" draw:layer="layout" svg:x1="12.303cm" svg:y1="6.653cm" svg:x2="12.684cm" svg:y2="6.653cm">
          <text:p/>
        </draw:line>
        <draw:line draw:style-name="gr17" draw:text-style-name="P2" draw:layer="layout" svg:x1="12.304cm" svg:y1="6.461cm" svg:x2="10.271cm" svg:y2="6.461cm">
          <text:p/>
        </draw:line>
        <draw:line draw:style-name="gr17" draw:text-style-name="P2" draw:layer="layout" svg:x1="10.525cm" svg:y1="6.588cm" svg:x2="10.525cm" svg:y2="8.62cm">
          <text:p/>
        </draw:line>
        <draw:frame draw:style-name="gr13" draw:text-style-name="P13" draw:layer="layout" svg:width="1.143cm" svg:height="1.114cm" svg:x="10.906cm" svg:y="7.731cm">
          <draw:text-box>
            <text:p><text:span text:style-name="T15">B</text:span><text:span text:style-name="T16">y</text:span></text:p>
          </draw:text-box>
        </draw:frame>
        <draw:line draw:style-name="gr19" draw:text-style-name="P2" draw:layer="layout" svg:x1="11.16cm" svg:y1="7.796cm" svg:x2="11.541cm" svg:y2="7.796cm">
          <text:p/>
        </draw:line>
      </draw:page>
      <draw:page draw:name="page7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3.175cm" svg:height="2.36cm" svg:x="5.572cm" svg:y="9.308cm">
          <draw:text-box>
            <text:p><text:span text:style-name="T13">Dynamic</text:span></text:p>
          </draw:text-box>
        </draw:frame>
        <draw:frame draw:style-name="gr9" draw:text-style-name="P8" draw:layer="layout" svg:width="1.778cm" svg:height="2.232cm" svg:x="9.636cm" svg:y="6.969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  <draw:line draw:style-name="gr17" draw:text-style-name="P2" draw:layer="layout" svg:x1="10.017cm" svg:y1="5.953cm" svg:x2="7.731cm" svg:y2="5.699cm">
          <text:p/>
        </draw:line>
        <draw:frame draw:style-name="gr13" draw:text-style-name="P13" draw:layer="layout" svg:width="1.143cm" svg:height="1.114cm" svg:x="8.747cm" svg:y="4.872cm">
          <draw:text-box>
            <text:p><text:span text:style-name="T15">B</text:span><text:span text:style-name="T16">t</text:span></text:p>
          </draw:text-box>
        </draw:frame>
        <draw:line draw:style-name="gr19" draw:text-style-name="P2" draw:layer="layout" svg:x1="9.001cm" svg:y1="4.937cm" svg:x2="9.382cm" svg:y2="4.937cm">
          <text:p/>
        </draw:line>
        <draw:line draw:style-name="gr17" draw:text-style-name="P2" draw:layer="layout" svg:x1="10.018cm" svg:y1="5.904cm" svg:x2="9.763cm" svg:y2="8.239cm">
          <text:p/>
        </draw:line>
        <draw:line draw:style-name="gr19" draw:text-style-name="P2" draw:layer="layout" svg:x1="8.874cm" svg:y1="6.969cm" svg:x2="9.255cm" svg:y2="6.969cm">
          <text:p/>
        </draw:line>
        <draw:frame draw:style-name="gr13" draw:text-style-name="P13" draw:layer="layout" svg:width="1.143cm" svg:height="1.114cm" svg:x="8.62cm" svg:y="6.969cm">
          <draw:text-box>
            <text:p><text:span text:style-name="T15">B</text:span><text:span text:style-name="T16">n</text:span></text:p>
          </draw:text-box>
        </draw:frame>
      </draw:page>
      <draw:page draw:name="page8" draw:style-name="dp1" draw:master-page-name="Default">
        <draw:line draw:style-name="gr3" draw:text-style-name="P2" draw:layer="layout" svg:x1="4.175cm" svg:y1="8.747cm" svg:x2="11.541cm" svg:y2="5.191cm">
          <text:p/>
        </draw:line>
        <draw:line draw:style-name="gr3" draw:text-style-name="P2" draw:layer="layout" svg:x1="17.129cm" svg:y1="8.747cm" svg:x2="11.541cm" svg:y2="5.191cm">
          <text:p/>
        </draw:line>
        <draw:line draw:style-name="gr22" draw:text-style-name="P2" draw:layer="layout" svg:x1="4.175cm" svg:y1="8.747cm" svg:x2="17.129cm" svg:y2="8.747cm">
          <text:p/>
        </draw:line>
        <draw:line draw:style-name="gr22" draw:text-style-name="P2" draw:layer="layout" svg:x1="11.541cm" svg:y1="8.747cm" svg:x2="11.541cm" svg:y2="5.191cm">
          <text:p/>
        </draw:line>
        <draw:line draw:style-name="gr22" draw:text-style-name="P2" draw:layer="layout" svg:x1="14.081cm" svg:y1="8.747cm" svg:x2="14.081cm" svg:y2="6.842cm">
          <text:p/>
        </draw:line>
        <draw:circle draw:style-name="gr8" draw:text-style-name="P3" draw:layer="layout" svg:width="2.667cm" svg:height="2.667cm" svg:x="3.667cm" svg:y="7.427cm" draw:kind="arc" draw:start-angle="1.4" draw:end-angle="42.62">
          <text:p/>
        </draw:circle>
        <draw:ellipse draw:style-name="gr8" draw:text-style-name="P3" draw:layer="layout" svg:width="2.884cm" svg:height="2.725cm" svg:x="15.35cm" svg:y="7.418cm" draw:kind="arc" draw:start-angle="137.38" draw:end-angle="178.6">
          <text:p/>
        </draw:ellipse>
        <draw:ellipse draw:style-name="gr8" draw:text-style-name="P3" draw:layer="layout" svg:width="4.717cm" svg:height="3.388cm" draw:transform="skewX (0.255167136641571) rotate (1.33046448879528) translate (12.537cm 6.642cm)" draw:kind="arc" draw:start-angle="138.12" draw:end-angle="180.16">
          <text:p/>
        </draw:ellipse>
        <draw:frame draw:style-name="gr9" draw:text-style-name="P5" draw:layer="layout" svg:width="1.778cm" svg:height="2.232cm" svg:x="6.461cm" svg:y="7.912cm">
          <draw:text-box>
            <text:p><text:span text:style-name="T2">φ</text:span><text:span text:style-name="T3">1</text:span><text:span text:style-name="T4">(t)</text:span></text:p>
          </draw:text-box>
        </draw:frame>
        <draw:frame draw:style-name="gr9" draw:text-style-name="P5" draw:layer="layout" svg:width="1.778cm" svg:height="2.232cm" svg:x="12.049cm" svg:y="6.515cm">
          <draw:text-box>
            <text:p><text:span text:style-name="T2">φ</text:span><text:span text:style-name="T3">2</text:span><text:span text:style-name="T4">(t)</text:span></text:p>
          </draw:text-box>
        </draw:frame>
        <draw:frame draw:style-name="gr9" draw:text-style-name="P5" draw:layer="layout" svg:width="2.286cm" svg:height="2.232cm" svg:x="13.7cm" svg:y="7.912cm">
          <draw:text-box>
            <text:p><text:span text:style-name="T2">φ</text:span><text:span text:style-name="T3">2</text:span><text:span text:style-name="T4">(t)-90</text:span><text:span text:style-name="T17">o</text:span></text:p>
          </draw:text-box>
        </draw:frame>
        <draw:frame draw:style-name="gr13" draw:text-style-name="P13" draw:layer="layout" svg:width="2.286cm" svg:height="1.114cm" svg:x="6.969cm" svg:y="5.728cm">
          <draw:text-box>
            <text:p><text:span text:style-name="T15">l</text:span><text:span text:style-name="T16">AB</text:span></text:p>
          </draw:text-box>
        </draw:frame>
        <draw:frame draw:style-name="gr13" draw:text-style-name="P13" draw:layer="layout" svg:width="2.286cm" svg:height="1.114cm" svg:x="14.462cm" svg:y="5.826cm">
          <draw:text-box>
            <text:p><text:span text:style-name="T15">l</text:span><text:span text:style-name="T16">BD</text:span></text:p>
          </draw:text-box>
        </draw:frame>
        <draw:frame draw:style-name="gr13" draw:text-style-name="P13" draw:layer="layout" svg:width="2.286cm" svg:height="1.114cm" svg:x="10.652cm" svg:y="6.715cm">
          <draw:text-box>
            <text:p><text:span text:style-name="T15">h</text:span></text:p>
          </draw:text-box>
        </draw:frame>
      </draw:page>
      <draw:page draw:name="page9" draw:style-name="dp1" draw:master-page-name="Default">
        <draw:line draw:style-name="gr23" draw:text-style-name="P2" draw:layer="layout" svg:x1="5.318cm" svg:y1="13.192cm" svg:x2="15.478cm" svg:y2="13.192cm">
          <text:p/>
        </draw:line>
        <draw:line draw:style-name="gr23" draw:text-style-name="P2" draw:layer="layout" svg:x1="5.191cm" svg:y1="13.446cm" svg:x2="5.445cm" svg:y2="13.192cm">
          <text:p/>
        </draw:line>
        <draw:line draw:style-name="gr23" draw:text-style-name="P2" draw:layer="layout" svg:x1="5.318cm" svg:y1="13.446cm" svg:x2="5.572cm" svg:y2="13.192cm">
          <text:p/>
        </draw:line>
        <draw:line draw:style-name="gr23" draw:text-style-name="P2" draw:layer="layout" svg:x1="5.445cm" svg:y1="13.446cm" svg:x2="5.699cm" svg:y2="13.192cm">
          <text:p/>
        </draw:line>
        <draw:line draw:style-name="gr23" draw:text-style-name="P2" draw:layer="layout" svg:x1="15.097cm" svg:y1="13.446cm" svg:x2="15.351cm" svg:y2="13.192cm">
          <text:p/>
        </draw:line>
        <draw:line draw:style-name="gr23" draw:text-style-name="P2" draw:layer="layout" svg:x1="14.97cm" svg:y1="13.446cm" svg:x2="15.224cm" svg:y2="13.192cm">
          <text:p/>
        </draw:line>
        <draw:line draw:style-name="gr23" draw:text-style-name="P2" draw:layer="layout" svg:x1="14.843cm" svg:y1="13.446cm" svg:x2="15.097cm" svg:y2="13.192cm">
          <text:p/>
        </draw:line>
        <draw:custom-shape draw:style-name="gr24" draw:text-style-name="P1" draw:layer="layout" svg:width="1.524cm" svg:height="0.762cm" svg:x="9.382cm" svg:y="12.81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.382cm" svg:y1="13.573cm" svg:x2="10.906cm" svg:y2="12.811cm">
          <text:p/>
        </draw:line>
        <draw:line draw:style-name="gr23" draw:text-style-name="P2" draw:layer="layout" svg:x1="10.906cm" svg:y1="13.573cm" svg:x2="9.382cm" svg:y2="12.811cm">
          <text:p/>
        </draw:line>
        <draw:line draw:style-name="gr23" draw:text-style-name="P2" draw:layer="layout" svg:x1="10.144cm" svg:y1="12.811cm" svg:x2="10.144cm" svg:y2="12.049cm">
          <text:p/>
        </draw:line>
        <draw:custom-shape draw:style-name="gr25" draw:text-style-name="P14" draw:layer="layout" svg:width="0.127cm" svg:height="0.127cm" svg:x="10.144cm" svg:y="12.68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4" draw:layer="layout" svg:width="0.127cm" svg:height="0.127cm" svg:x="10.144cm" svg:y="12.04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9.382cm" svg:y1="12.049cm" svg:x2="10.906cm" svg:y2="12.049cm">
          <text:p/>
        </draw:line>
        <draw:line draw:style-name="gr23" draw:text-style-name="P2" draw:layer="layout" svg:x1="9.382cm" svg:y1="11.795cm" svg:x2="10.906cm" svg:y2="11.795cm">
          <text:p/>
        </draw:line>
        <draw:line draw:style-name="gr23" draw:text-style-name="P2" draw:layer="layout" svg:x1="8.493cm" svg:y1="11.922cm" svg:x2="11.795cm" svg:y2="11.922cm">
          <text:p/>
        </draw:line>
        <draw:line draw:style-name="gr23" draw:text-style-name="P2" draw:layer="layout" svg:x1="8.493cm" svg:y1="10.906cm" svg:x2="11.795cm" svg:y2="10.906cm">
          <text:p/>
        </draw:line>
        <draw:line draw:style-name="gr23" draw:text-style-name="P2" draw:layer="layout" svg:x1="11.795cm" svg:y1="11.922cm" svg:x2="11.795cm" svg:y2="10.906cm">
          <text:p/>
        </draw:line>
        <draw:line draw:style-name="gr23" draw:text-style-name="P2" draw:layer="layout" svg:x1="8.493cm" svg:y1="11.922cm" svg:x2="8.493cm" svg:y2="10.906cm">
          <text:p/>
        </draw:line>
        <draw:line draw:style-name="gr23" draw:text-style-name="P2" draw:layer="layout" svg:x1="9.255cm" svg:y1="12.049cm" svg:x2="9.255cm" svg:y2="11.795cm">
          <text:p/>
        </draw:line>
        <draw:line draw:style-name="gr23" draw:text-style-name="P2" draw:layer="layout" svg:x1="11.033cm" svg:y1="12.049cm" svg:x2="11.033cm" svg:y2="11.795cm">
          <text:p/>
        </draw:line>
        <draw:custom-shape draw:style-name="gr25" draw:text-style-name="P14" draw:layer="layout" svg:width="0.127cm" svg:height="0.127cm" svg:x="10.144cm" svg:y="10.77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10.144cm" svg:y1="10.906cm" svg:x2="10.144cm" svg:y2="5.572cm">
          <text:p/>
        </draw:line>
        <draw:custom-shape draw:style-name="gr24" draw:text-style-name="P1" draw:layer="layout" svg:width="1.524cm" svg:height="0.762cm" draw:transform="rotate (1.5707963267949) translate (9.763cm 7.858cm)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0.525cm" svg:y1="7.858cm" svg:x2="9.763cm" svg:y2="6.334cm">
          <text:p/>
        </draw:line>
        <draw:line draw:style-name="gr23" draw:text-style-name="P2" draw:layer="layout" svg:x1="10.525cm" svg:y1="6.334cm" svg:x2="9.763cm" svg:y2="7.858cm">
          <text:p/>
        </draw:line>
        <draw:custom-shape draw:style-name="gr25" draw:text-style-name="P14" draw:layer="layout" svg:width="0.127cm" svg:height="0.127cm" draw:transform="rotate (1.5707963267949) translate (9.636cm 7.09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9.763cm" svg:y1="7.096cm" svg:x2="9.128cm" svg:y2="7.096cm">
          <text:p/>
        </draw:line>
        <draw:line draw:style-name="gr23" draw:text-style-name="P2" draw:layer="layout" svg:x1="9.128cm" svg:y1="7.096cm" svg:x2="9.128cm" svg:y2="3.794cm">
          <text:p/>
        </draw:line>
        <draw:line draw:style-name="gr23" draw:text-style-name="P2" draw:layer="layout" svg:x1="9.128cm" svg:y1="3.794cm" svg:x2="10.144cm" svg:y2="3.794cm">
          <text:p/>
        </draw:line>
        <draw:line draw:style-name="gr23" draw:text-style-name="P2" draw:layer="layout" svg:x1="10.144cm" svg:y1="3.794cm" svg:x2="10.144cm" svg:y2="2.905cm">
          <text:p/>
        </draw:line>
      </draw:page>
      <draw:page draw:name="page10" draw:style-name="dp1" draw:master-page-name="Default">
        <draw:line draw:style-name="gr23" draw:text-style-name="P2" draw:layer="layout" svg:x1="5.319cm" svg:y1="13.192cm" svg:x2="15.479cm" svg:y2="13.192cm">
          <text:p/>
        </draw:line>
        <draw:line draw:style-name="gr23" draw:text-style-name="P2" draw:layer="layout" svg:x1="5.192cm" svg:y1="13.446cm" svg:x2="5.446cm" svg:y2="13.192cm">
          <text:p/>
        </draw:line>
        <draw:line draw:style-name="gr23" draw:text-style-name="P2" draw:layer="layout" svg:x1="5.319cm" svg:y1="13.446cm" svg:x2="5.573cm" svg:y2="13.192cm">
          <text:p/>
        </draw:line>
        <draw:line draw:style-name="gr23" draw:text-style-name="P2" draw:layer="layout" svg:x1="5.446cm" svg:y1="13.446cm" svg:x2="5.7cm" svg:y2="13.192cm">
          <text:p/>
        </draw:line>
        <draw:line draw:style-name="gr23" draw:text-style-name="P2" draw:layer="layout" svg:x1="15.098cm" svg:y1="13.446cm" svg:x2="15.352cm" svg:y2="13.192cm">
          <text:p/>
        </draw:line>
        <draw:line draw:style-name="gr23" draw:text-style-name="P2" draw:layer="layout" svg:x1="14.971cm" svg:y1="13.446cm" svg:x2="15.225cm" svg:y2="13.192cm">
          <text:p/>
        </draw:line>
        <draw:line draw:style-name="gr23" draw:text-style-name="P2" draw:layer="layout" svg:x1="14.844cm" svg:y1="13.446cm" svg:x2="15.098cm" svg:y2="13.192cm">
          <text:p/>
        </draw:line>
        <draw:custom-shape draw:style-name="gr24" draw:text-style-name="P1" draw:layer="layout" svg:width="1.524cm" svg:height="0.762cm" svg:x="9.383cm" svg:y="12.811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.383cm" svg:y1="13.573cm" svg:x2="10.907cm" svg:y2="12.811cm">
          <text:p/>
        </draw:line>
        <draw:line draw:style-name="gr23" draw:text-style-name="P2" draw:layer="layout" svg:x1="10.907cm" svg:y1="13.573cm" svg:x2="9.383cm" svg:y2="12.811cm">
          <text:p/>
        </draw:line>
        <draw:line draw:style-name="gr23" draw:text-style-name="P2" draw:layer="layout" svg:x1="10.145cm" svg:y1="12.811cm" svg:x2="10.145cm" svg:y2="12.049cm">
          <text:p/>
        </draw:line>
        <draw:custom-shape draw:style-name="gr25" draw:text-style-name="P14" draw:layer="layout" svg:width="0.127cm" svg:height="0.127cm" svg:x="10.145cm" svg:y="12.68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4" draw:layer="layout" svg:width="0.127cm" svg:height="0.127cm" svg:x="10.145cm" svg:y="12.04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9.383cm" svg:y1="12.049cm" svg:x2="10.907cm" svg:y2="12.049cm">
          <text:p/>
        </draw:line>
        <draw:line draw:style-name="gr23" draw:text-style-name="P2" draw:layer="layout" svg:x1="9.383cm" svg:y1="11.795cm" svg:x2="10.907cm" svg:y2="11.795cm">
          <text:p/>
        </draw:line>
        <draw:line draw:style-name="gr23" draw:text-style-name="P2" draw:layer="layout" svg:x1="8.494cm" svg:y1="11.922cm" svg:x2="11.796cm" svg:y2="11.922cm">
          <text:p/>
        </draw:line>
        <draw:line draw:style-name="gr23" draw:text-style-name="P2" draw:layer="layout" svg:x1="8.494cm" svg:y1="10.906cm" svg:x2="11.796cm" svg:y2="10.906cm">
          <text:p/>
        </draw:line>
        <draw:line draw:style-name="gr23" draw:text-style-name="P2" draw:layer="layout" svg:x1="11.796cm" svg:y1="11.922cm" svg:x2="11.796cm" svg:y2="10.906cm">
          <text:p/>
        </draw:line>
        <draw:line draw:style-name="gr23" draw:text-style-name="P2" draw:layer="layout" svg:x1="8.494cm" svg:y1="11.922cm" svg:x2="8.494cm" svg:y2="10.906cm">
          <text:p/>
        </draw:line>
        <draw:line draw:style-name="gr23" draw:text-style-name="P2" draw:layer="layout" svg:x1="9.256cm" svg:y1="12.049cm" svg:x2="9.256cm" svg:y2="11.795cm">
          <text:p/>
        </draw:line>
        <draw:line draw:style-name="gr23" draw:text-style-name="P2" draw:layer="layout" svg:x1="11.034cm" svg:y1="12.049cm" svg:x2="11.034cm" svg:y2="11.795cm">
          <text:p/>
        </draw:line>
        <draw:custom-shape draw:style-name="gr25" draw:text-style-name="P14" draw:layer="layout" svg:width="0.127cm" svg:height="0.127cm" svg:x="10.145cm" svg:y="10.77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10.145cm" svg:y1="10.906cm" svg:x2="10.145cm" svg:y2="5.572cm">
          <text:p/>
        </draw:line>
        <draw:custom-shape draw:style-name="gr24" draw:text-style-name="P1" draw:layer="layout" svg:width="1.524cm" svg:height="0.762cm" draw:transform="rotate (1.5707963267949) translate (9.764cm 7.858cm)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0.526cm" svg:y1="7.858cm" svg:x2="9.764cm" svg:y2="6.334cm">
          <text:p/>
        </draw:line>
        <draw:line draw:style-name="gr23" draw:text-style-name="P2" draw:layer="layout" svg:x1="10.526cm" svg:y1="6.334cm" svg:x2="9.764cm" svg:y2="7.858cm">
          <text:p/>
        </draw:line>
        <draw:custom-shape draw:style-name="gr25" draw:text-style-name="P14" draw:layer="layout" svg:width="0.127cm" svg:height="0.127cm" draw:transform="rotate (1.5707963267949) translate (9.637cm 7.09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2" draw:layer="layout" svg:x1="9.764cm" svg:y1="7.096cm" svg:x2="9.129cm" svg:y2="7.096cm">
          <text:p/>
        </draw:line>
        <draw:line draw:style-name="gr23" draw:text-style-name="P2" draw:layer="layout" svg:x1="9.129cm" svg:y1="7.096cm" svg:x2="9.129cm" svg:y2="3.794cm">
          <text:p/>
        </draw:line>
        <draw:line draw:style-name="gr23" draw:text-style-name="P2" draw:layer="layout" svg:x1="9.129cm" svg:y1="3.794cm" svg:x2="10.145cm" svg:y2="3.794cm">
          <text:p/>
        </draw:line>
        <draw:line draw:style-name="gr23" draw:text-style-name="P2" draw:layer="layout" svg:x1="10.145cm" svg:y1="3.794cm" svg:x2="10.145cm" svg:y2="2.905cm">
          <text:p/>
        </draw:line>
        <draw:line draw:style-name="gr23" draw:text-style-name="P2" draw:layer="layout" svg:x1="10.144cm" svg:y1="13.881cm" svg:x2="11.287cm" svg:y2="13.881cm">
          <text:p/>
        </draw:line>
        <draw:line draw:style-name="gr23" draw:text-style-name="P2" draw:layer="layout" svg:x1="10.144cm" svg:y1="15.024cm" svg:x2="10.144cm" svg:y2="13.881cm">
          <text:p/>
        </draw:line>
        <draw:custom-shape draw:style-name="gr26" draw:text-style-name="P1" draw:layer="layout" svg:width="0.254cm" svg:height="0.254cm" svg:x="10.017cm" svg:y="1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254cm" svg:height="0.127cm" svg:x="10.017cm" svg:y="14.96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254cm" svg:height="0.127cm" draw:transform="rotate (-1.5707963267949) translate (11.414cm 13.7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5" draw:layer="layout" svg:width="1.143cm" svg:height="1.825cm" svg:x="9.001cm" svg:y="13.627cm">
          <draw:text-box>
            <text:p>x<text:span text:style-name="T18">1</text:span></text:p>
          </draw:text-box>
        </draw:frame>
        <draw:frame draw:style-name="gr27" draw:text-style-name="P15" draw:layer="layout" svg:width="1.27cm" svg:height="1.825cm" svg:x="11.033cm" svg:y="13.681cm">
          <draw:text-box>
            <text:p>z<text:span text:style-name="T18">1</text:span></text:p>
          </draw:text-box>
        </draw:frame>
        <draw:frame draw:style-name="gr27" draw:text-style-name="P15" draw:layer="layout" svg:width="1.27cm" svg:height="1.825cm" svg:x="9.001cm" svg:y="14.542cm">
          <draw:text-box>
            <text:p>y<text:span text:style-name="T18">1</text:span></text:p>
          </draw:text-box>
        </draw:frame>
        <draw:line draw:style-name="gr23" draw:text-style-name="P2" draw:layer="layout" svg:x1="12.049cm" svg:y1="11.849cm" svg:x2="13.192cm" svg:y2="11.849cm">
          <text:p/>
        </draw:line>
        <draw:line draw:style-name="gr23" draw:text-style-name="P2" draw:layer="layout" svg:x1="12.049cm" svg:y1="12.992cm" svg:x2="12.049cm" svg:y2="11.849cm">
          <text:p/>
        </draw:line>
        <draw:custom-shape draw:style-name="gr26" draw:text-style-name="P1" draw:layer="layout" svg:width="0.254cm" svg:height="0.254cm" svg:x="11.922cm" svg:y="11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254cm" svg:height="0.127cm" svg:x="11.922cm" svg:y="12.93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254cm" svg:height="0.127cm" draw:transform="rotate (-1.5707963267949) translate (13.319cm 11.7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5" draw:layer="layout" svg:width="1.143cm" svg:height="1.825cm" svg:x="10.906cm" svg:y="11.595cm">
          <draw:text-box>
            <text:p>x<text:span text:style-name="T18">2</text:span></text:p>
          </draw:text-box>
        </draw:frame>
        <draw:frame draw:style-name="gr27" draw:text-style-name="P15" draw:layer="layout" svg:width="1.27cm" svg:height="1.825cm" svg:x="12.938cm" svg:y="11.649cm">
          <draw:text-box>
            <text:p>z<text:span text:style-name="T18">2</text:span></text:p>
          </draw:text-box>
        </draw:frame>
        <draw:frame draw:style-name="gr27" draw:text-style-name="P15" draw:layer="layout" svg:width="1.27cm" svg:height="1.825cm" svg:x="10.906cm" svg:y="12.51cm">
          <draw:text-box>
            <text:p>y<text:span text:style-name="T18">2</text:span></text:p>
          </draw:text-box>
        </draw:frame>
        <draw:line draw:style-name="gr23" draw:text-style-name="P2" draw:layer="layout" svg:x1="10.833cm" svg:y1="7.096cm" svg:x2="10.833cm" svg:y2="5.953cm">
          <text:p/>
        </draw:line>
        <draw:line draw:style-name="gr23" draw:text-style-name="P2" draw:layer="layout" svg:x1="11.976cm" svg:y1="7.096cm" svg:x2="10.833cm" svg:y2="7.096cm">
          <text:p/>
        </draw:line>
        <draw:custom-shape draw:style-name="gr26" draw:text-style-name="P1" draw:layer="layout" svg:width="0.254cm" svg:height="0.254cm" draw:transform="rotate (1.5707963267949) translate (10.706cm 7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254cm" svg:height="0.127cm" draw:transform="rotate (-1.5707963267949) translate (12.049cm 6.969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254cm" svg:height="0.127cm" svg:x="10.706cm" svg:y="5.8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5" draw:layer="layout" svg:width="1.143cm" svg:height="1.825cm" svg:x="10.652cm" svg:y="6.969cm">
          <draw:text-box>
            <text:p>x<text:span text:style-name="T18">3</text:span></text:p>
          </draw:text-box>
        </draw:frame>
        <draw:frame draw:style-name="gr27" draw:text-style-name="P15" draw:layer="layout" svg:width="1.27cm" svg:height="1.825cm" svg:x="10.906cm" svg:y="5.445cm">
          <draw:text-box>
            <text:p>z<text:span text:style-name="T18">3</text:span></text:p>
          </draw:text-box>
        </draw:frame>
        <draw:frame draw:style-name="gr27" draw:text-style-name="P15" draw:layer="layout" svg:width="1.27cm" svg:height="1.825cm" svg:x="11.795cm" svg:y="6.969cm">
          <draw:text-box>
            <text:p>y<text:span text:style-name="T18">3</text:span></text:p>
          </draw:text-box>
        </draw:frame>
        <draw:line draw:style-name="gr23" draw:text-style-name="P2" draw:layer="layout" svg:x1="10.706cm" svg:y1="3.239cm" svg:x2="10.706cm" svg:y2="2.096cm">
          <text:p/>
        </draw:line>
        <draw:line draw:style-name="gr23" draw:text-style-name="P2" draw:layer="layout" svg:x1="11.849cm" svg:y1="3.239cm" svg:x2="10.706cm" svg:y2="3.239cm">
          <text:p/>
        </draw:line>
        <draw:custom-shape draw:style-name="gr26" draw:text-style-name="P1" draw:layer="layout" svg:width="0.254cm" svg:height="0.254cm" draw:transform="rotate (1.5707963267949) translate (10.579cm 3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254cm" svg:height="0.127cm" draw:transform="rotate (-1.5707963267949) translate (11.922cm 3.112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254cm" svg:height="0.127cm" svg:x="10.579cm" svg:y="1.9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5" draw:layer="layout" svg:width="1.143cm" svg:height="1.825cm" svg:x="10.525cm" svg:y="3.112cm">
          <draw:text-box>
            <text:p>x<text:span text:style-name="T18">4</text:span></text:p>
          </draw:text-box>
        </draw:frame>
        <draw:frame draw:style-name="gr27" draw:text-style-name="P15" draw:layer="layout" svg:width="1.27cm" svg:height="1.825cm" svg:x="10.779cm" svg:y="1.588cm">
          <draw:text-box>
            <text:p>z<text:span text:style-name="T18">4</text:span></text:p>
          </draw:text-box>
        </draw:frame>
        <draw:frame draw:style-name="gr27" draw:text-style-name="P15" draw:layer="layout" svg:width="1.27cm" svg:height="1.825cm" svg:x="11.668cm" svg:y="3.112cm">
          <draw:text-box>
            <text:p>y<text:span text:style-name="T18">4</text:span></text:p>
          </draw:text-box>
        </draw:frame>
        <draw:line draw:style-name="gr28" draw:text-style-name="P2" draw:layer="layout" svg:x1="4.81cm" svg:y1="13.192cm" svg:x2="4.81cm" svg:y2="11.922cm">
          <text:p/>
        </draw:line>
        <draw:line draw:style-name="gr28" draw:text-style-name="P2" draw:layer="layout" svg:x1="4.81cm" svg:y1="11.922cm" svg:x2="4.81cm" svg:y2="8.493cm">
          <text:p/>
        </draw:line>
        <draw:line draw:style-name="gr28" draw:text-style-name="P2" draw:layer="layout" svg:x1="4.81cm" svg:y1="7.096cm" svg:x2="4.81cm" svg:y2="3.032cm">
          <text:p/>
        </draw:line>
        <draw:frame draw:style-name="gr27" draw:text-style-name="P15" draw:layer="layout" svg:width="1.143cm" svg:height="1.825cm" svg:x="3.54cm" svg:y="12.002cm">
          <draw:text-box>
            <text:p><text:span text:style-name="T19">d</text:span><text:span text:style-name="T18">1</text:span></text:p>
          </draw:text-box>
        </draw:frame>
        <draw:frame draw:style-name="gr27" draw:text-style-name="P15" draw:layer="layout" svg:width="1.143cm" svg:height="1.825cm" svg:x="3.54cm" svg:y="8.7cm">
          <draw:text-box>
            <text:p><text:span text:style-name="T19">d</text:span><text:span text:style-name="T18">2</text:span></text:p>
          </draw:text-box>
        </draw:frame>
        <draw:frame draw:style-name="gr27" draw:text-style-name="P15" draw:layer="layout" svg:width="1.143cm" svg:height="1.825cm" svg:x="3.667cm" svg:y="4.175cm">
          <draw:text-box>
            <text:p><text:span text:style-name="T19">d</text:span><text:span text:style-name="T18">3</text:span></text:p>
          </draw:text-box>
        </draw:frame>
        <draw:line draw:style-name="gr23" draw:text-style-name="P2" draw:layer="layout" svg:x1="5.318cm" svg:y1="13.754cm" svg:x2="6.461cm" svg:y2="13.754cm">
          <text:p/>
        </draw:line>
        <draw:line draw:style-name="gr23" draw:text-style-name="P2" draw:layer="layout" svg:x1="5.318cm" svg:y1="14.897cm" svg:x2="5.318cm" svg:y2="13.754cm">
          <text:p/>
        </draw:line>
        <draw:custom-shape draw:style-name="gr26" draw:text-style-name="P1" draw:layer="layout" svg:width="0.254cm" svg:height="0.254cm" svg:x="5.191cm" svg:y="13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254cm" svg:height="0.127cm" svg:x="5.191cm" svg:y="14.84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254cm" svg:height="0.127cm" draw:transform="rotate (-1.5707963267949) translate (6.588cm 13.6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15" draw:layer="layout" svg:width="1.143cm" svg:height="1.825cm" svg:x="4.175cm" svg:y="13.5cm">
          <draw:text-box>
            <text:p>x<text:span text:style-name="T18">0</text:span></text:p>
          </draw:text-box>
        </draw:frame>
        <draw:frame draw:style-name="gr27" draw:text-style-name="P15" draw:layer="layout" svg:width="1.27cm" svg:height="1.825cm" svg:x="6.207cm" svg:y="13.554cm">
          <draw:text-box>
            <text:p>z<text:span text:style-name="T18">0</text:span></text:p>
          </draw:text-box>
        </draw:frame>
        <draw:frame draw:style-name="gr27" draw:text-style-name="P15" draw:layer="layout" svg:width="1.27cm" svg:height="1.825cm" svg:x="4.175cm" svg:y="14.415cm">
          <draw:text-box>
            <text:p>y<text:span text:style-name="T18">0</text:span></text:p>
          </draw:text-box>
        </draw:frame>
        <draw:line draw:style-name="gr28" draw:text-style-name="P2" draw:layer="layout" svg:x1="5.318cm" svg:y1="15.859cm" svg:x2="10.144cm" svg:y2="15.859cm">
          <text:p/>
        </draw:line>
        <draw:frame draw:style-name="gr27" draw:text-style-name="P15" draw:layer="layout" svg:width="1.143cm" svg:height="1.825cm" svg:x="6.842cm" svg:y="14.843cm">
          <draw:text-box>
            <text:p><text:span text:style-name="T19">d</text:span><text:span text:style-name="T18">a</text:span></text:p>
          </draw:text-box>
        </draw:frame>
        <draw:line draw:style-name="gr28" draw:text-style-name="P2" draw:layer="layout" svg:x1="5.318cm" svg:y1="8.493cm" svg:x2="5.318cm" svg:y2="7.096cm">
          <text:p/>
        </draw:line>
        <draw:frame draw:style-name="gr27" draw:text-style-name="P15" draw:layer="layout" svg:width="1.143cm" svg:height="1.825cm" svg:x="4.048cm" svg:y="7.303cm">
          <draw:text-box>
            <text:p><text:span text:style-name="T19">d</text:span><text:span text:style-name="T18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0:21:12.030000000</meta:creation-date>
    <dc:date>2017-11-30T19:44:12.180000000</dc:date>
    <meta:editing-duration>PT3H13M4S</meta:editing-duration>
    <meta:editing-cycles>65</meta:editing-cycles>
    <meta:generator>LibreOffice/5.4.3.2$Windows_X86_64 LibreOffice_project/92a7159f7e4af62137622921e809f8546db437e5</meta:generator>
    <meta:document-statistic meta:object-count="302"/>
  </office:meta>
</office:document-meta>
</file>